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3.0.0 -->
  <office:font-face-decls>
    <style:font-face style:name="Courier New" svg:font-family="Courier New"/>
    <style:font-face style:name="Verdana" svg:font-family="Verdana"/>
  </office:font-face-decls>
  <office:automatic-styles>
    <style:style style:name="P1" style:family="paragraph" style:parent-style-name="Heading_20_1">
      <style:paragraph-properties fo:text-align="left" fo:margin-bottom="0.494cm"/>
    </style:style>
    <style:style style:name="T1_1" style:family="text" style:parent-style-name="Default_20_Paragraph_20_Font"/>
    <style:style style:name="P2" style:family="paragraph" style:parent-style-name="Heading_20_3">
      <style:paragraph-properties fo:text-align="left" fo:margin-bottom="0.494cm"/>
    </style:style>
    <style:style style:name="T2_1" style:family="text" style:parent-style-name="Default_20_Paragraph_20_Font"/>
    <style:style style:name="P3" style:family="paragraph" style:parent-style-name="Standard">
      <style:paragraph-properties fo:text-align="left" fo:margin-bottom="0.494cm"/>
    </style:style>
    <style:style style:name="T3_1" style:family="text" style:parent-style-name="Default_20_Paragraph_20_Font"/>
    <style:style style:name="T3_2" style:family="text" style:parent-style-name="Default_20_Paragraph_20_Font"/>
    <style:style style:name="P4" style:family="paragraph" style:parent-style-name="Heading_20_3">
      <style:paragraph-properties fo:text-align="left" fo:margin-bottom="0.494cm"/>
    </style:style>
    <style:style style:name="T4_1" style:family="text" style:parent-style-name="Default_20_Paragraph_20_Font"/>
    <style:style style:name="P5" style:family="paragraph" style:parent-style-name="Standard">
      <style:paragraph-properties fo:text-align="left" fo:margin-bottom="0.494cm"/>
    </style:style>
    <style:style style:name="T5_1" style:family="text" style:parent-style-name="Default_20_Paragraph_20_Font"/>
    <style:style style:name="T5_2" style:family="text" style:parent-style-name="Default_20_Paragraph_20_Font"/>
    <style:style style:name="T5_3" style:family="text" style:parent-style-name="Default_20_Paragraph_20_Font"/>
    <style:style style:name="T5_4" style:family="text" style:parent-style-name="Default_20_Paragraph_20_Font"/>
    <style:style style:name="T5_5" style:family="text" style:parent-style-name="Default_20_Paragraph_20_Font"/>
    <style:style style:name="P6" style:family="paragraph" style:parent-style-name="Heading_20_3">
      <style:paragraph-properties fo:text-align="left" fo:margin-bottom="0.494cm"/>
    </style:style>
    <style:style style:name="T6_1" style:family="text" style:parent-style-name="Default_20_Paragraph_20_Font"/>
    <style:style style:name="P7" style:family="paragraph" style:parent-style-name="Standard">
      <style:paragraph-properties fo:text-align="left" fo:margin-bottom="0.494cm"/>
    </style:style>
    <style:style style:name="T7_1" style:family="text" style:parent-style-name="Default_20_Paragraph_20_Font"/>
    <style:style style:name="T7_2" style:family="text" style:parent-style-name="Default_20_Paragraph_20_Font"/>
    <style:style style:name="T7_3" style:family="text" style:parent-style-name="Default_20_Paragraph_20_Font"/>
    <style:style style:name="T7_4" style:family="text" style:parent-style-name="Default_20_Paragraph_20_Font"/>
    <style:style style:name="T7_5" style:family="text" style:parent-style-name="Default_20_Paragraph_20_Font"/>
    <style:style style:name="T7_6" style:family="text" style:parent-style-name="Default_20_Paragraph_20_Font"/>
    <style:style style:name="T7_7" style:family="text" style:parent-style-name="Default_20_Paragraph_20_Font">
      <style:text-properties fo:font-weight="bold"/>
    </style:style>
    <style:style style:name="T7_8" style:family="text" style:parent-style-name="Default_20_Paragraph_20_Font"/>
    <style:style style:name="T7_9" style:family="text" style:parent-style-name="Default_20_Paragraph_20_Font"/>
    <style:style style:name="T7_10" style:family="text" style:parent-style-name="Default_20_Paragraph_20_Font"/>
    <style:style style:name="T7_11" style:family="text" style:parent-style-name="Default_20_Paragraph_20_Font"/>
    <style:style style:name="T7_12" style:family="text" style:parent-style-name="Default_20_Paragraph_20_Font">
      <style:text-properties fo:font-weight="bold"/>
    </style:style>
    <style:style style:name="T7_13" style:family="text" style:parent-style-name="Default_20_Paragraph_20_Font"/>
    <style:style style:name="T7_14" style:family="text" style:parent-style-name="Default_20_Paragraph_20_Font"/>
    <style:style style:name="T7_15" style:family="text" style:parent-style-name="Default_20_Paragraph_20_Font"/>
    <style:style style:name="T7_16" style:family="text" style:parent-style-name="Default_20_Paragraph_20_Font"/>
    <style:style style:name="T7_17" style:family="text" style:parent-style-name="Default_20_Paragraph_20_Font">
      <style:text-properties fo:font-weight="bold"/>
    </style:style>
    <style:style style:name="T7_18" style:family="text" style:parent-style-name="Default_20_Paragraph_20_Font"/>
    <style:style style:name="T7_19" style:family="text" style:parent-style-name="Default_20_Paragraph_20_Font"/>
    <style:style style:name="T7_20" style:family="text" style:parent-style-name="Default_20_Paragraph_20_Font"/>
    <style:style style:name="P8" style:family="paragraph" style:parent-style-name="Heading_20_3">
      <style:paragraph-properties fo:text-align="left" fo:margin-bottom="0.494cm"/>
    </style:style>
    <style:style style:name="T8_1" style:family="text" style:parent-style-name="Default_20_Paragraph_20_Font"/>
    <style:style style:name="P9" style:family="paragraph" style:parent-style-name="Standard">
      <style:paragraph-properties fo:text-align="left" fo:margin-bottom="0.494cm"/>
    </style:style>
    <style:style style:name="T9_1" style:family="text" style:parent-style-name="Default_20_Paragraph_20_Font"/>
    <style:style style:name="T9_2" style:family="text" style:parent-style-name="Default_20_Paragraph_20_Font"/>
    <style:style style:name="T9_3" style:family="text" style:parent-style-name="Default_20_Paragraph_20_Font"/>
    <style:style style:name="T9_4" style:family="text" style:parent-style-name="Default_20_Paragraph_20_Font"/>
    <style:style style:name="T9_5" style:family="text" style:parent-style-name="Default_20_Paragraph_20_Font"/>
    <style:style style:name="T9_6" style:family="text" style:parent-style-name="Default_20_Paragraph_20_Font"/>
    <style:style style:name="T9_7" style:family="text" style:parent-style-name="Default_20_Paragraph_20_Font"/>
    <style:style style:name="T9_8" style:family="text" style:parent-style-name="Default_20_Paragraph_20_Font"/>
    <style:style style:name="T9_9" style:family="text" style:parent-style-name="Default_20_Paragraph_20_Font"/>
    <style:style style:name="T9_10" style:family="text" style:parent-style-name="Default_20_Paragraph_20_Font"/>
    <style:style style:name="T9_11" style:family="text" style:parent-style-name="Default_20_Paragraph_20_Font"/>
    <style:style style:name="T9_12" style:family="text" style:parent-style-name="Default_20_Paragraph_20_Font"/>
    <style:style style:name="T9_13" style:family="text" style:parent-style-name="Default_20_Paragraph_20_Font"/>
    <style:style style:name="T9_14" style:family="text" style:parent-style-name="Default_20_Paragraph_20_Font"/>
    <style:style style:name="T9_15" style:family="text" style:parent-style-name="Default_20_Paragraph_20_Font"/>
    <style:style style:name="P10" style:family="paragraph" style:parent-style-name="Heading_20_3">
      <style:paragraph-properties fo:text-align="left" fo:margin-bottom="0.494cm"/>
    </style:style>
    <style:style style:name="T10_1" style:family="text" style:parent-style-name="Default_20_Paragraph_20_Font"/>
    <style:style style:name="P11" style:family="paragraph" style:parent-style-name="Standard">
      <style:paragraph-properties fo:text-align="left"/>
    </style:style>
    <style:style style:name="T11_1" style:family="text" style:parent-style-name="Default_20_Paragraph_20_Font"/>
    <style:style style:name="T11_2" style:family="text" style:parent-style-name="Default_20_Paragraph_20_Font"/>
    <style:style style:name="T11_3" style:family="text" style:parent-style-name="Default_20_Paragraph_20_Font"/>
    <style:style style:name="T11_4" style:family="text" style:parent-style-name="Default_20_Paragraph_20_Font"/>
    <style:style style:name="T11_5" style:family="text" style:parent-style-name="Default_20_Paragraph_20_Font"/>
    <style:style style:name="T11_6" style:family="text" style:parent-style-name="Default_20_Paragraph_20_Font"/>
  </office:automatic-styles>
  <office:body>
    <office:text>
      <text:h text:style-name="P1" text:outline-level="1"><text:span text:style-name="T1_1">Master<text:s/>List<text:s/>of<text:s/>People<text:s/></text:span></text:h>
      <text:h text:style-name="P2" text:outline-level="3"><text:span text:style-name="T2_1">Task<text:s/></text:span></text:h>
      <text:p text:style-name="P3"><text:span text:style-name="T3_1">Write<text:s/>a<text:s/>program<text:s/>that<text:s/>builds<text:s/>a<text:s/>master<text:s/>list<text:s/>of<text:s/>people<text:s/>from<text:s/>three<text:s/>data<text:s/>files,<text:s/>then<text:s/>prints<text:s/>it<text:s/>to<text:s/>console,<text:s/>sorted<text:s/>in<text:s/>three<text:s/>different<text:s/>ways.</text:span><text:span text:style-name="T3_2"><text:s/></text:span></text:p>
      <text:h text:style-name="P4" text:outline-level="3"><text:span text:style-name="T4_1">Limitations<text:s/></text:span></text:h>
      <text:p text:style-name="P5"><text:span text:style-name="T5_1">Your<text:s/>program<text:s/>may<text:s/>only<text:s/>use<text:s/>the<text:s/>standard<text:s/>Java<text:s/>SE<text:s/>libraries;<text:s/>no<text:s/>other<text:s/>libraries<text:s/>may<text:s/>be<text:s/>used.<text:s/>Any<text:s/>version<text:s/>of<text:s/>Java<text:s/>is<text:s/>fine.</text:span><text:span text:style-name="T5_2"><text:line-break/></text:span><text:span text:style-name="T5_3"><text:line-break/></text:span><text:span text:style-name="T5_4">If<text:s/>you<text:s/>choose<text:s/>to<text:s/>include<text:s/>unit<text:s/>tests<text:s/>with<text:s/>your<text:s/>submission,<text:s/>you<text:s/>may<text:s/>use<text:s/>the<text:s/>JUnit<text:s/>framework.</text:span><text:span text:style-name="T5_5"><text:s/></text:span></text:p>
      <text:h text:style-name="P6" text:outline-level="3"><text:span text:style-name="T6_1">Input<text:s/>Files<text:s/></text:span></text:h>
      <text:p text:style-name="P7"><text:span text:style-name="T7_1">The<text:s/>person<text:s/>data<text:s/>files<text:s/>may<text:s/>be<text:s/>found<text:s/>in<text:s/>the<text:s/>codeexercise_files.zip<text:s/>archive,<text:s/>in<text:s/>the<text:s/>"input_files"<text:s/>directory.<text:s/>Each<text:s/>file<text:s/>contains<text:s/>one<text:s/>person's<text:s/>information<text:s/>per<text:s/>line.<text:s/>The<text:s/>properties<text:s/>of<text:s/>a<text:s/>person<text:s/>are<text:s/>separated<text:s/>by<text:s/>either<text:s/>a<text:s/>space<text:s/>("<text:s/>"),<text:s/>a<text:s/>comma<text:s/>(",")<text:s/>or<text:s/>a<text:s/>pipe<text:s/>("|").<text:s/>You<text:s/>may<text:s/>assume<text:s/>that<text:s/>there<text:s/>are<text:s/>no<text:s/>separators<text:s/>in<text:s/>any<text:s/>of<text:s/>the<text:s/>properties<text:s/>themselves.</text:span><text:span text:style-name="T7_2"><text:line-break/></text:span><text:span text:style-name="T7_3"><text:line-break/></text:span><text:span text:style-name="T7_4">Some<text:s/>properties<text:s/>(e.g.<text:s/>gender)<text:s/>are<text:s/>represented<text:s/>differently,<text:s/>depending<text:s/>on<text:s/>the<text:s/>delimiter.<text:s/>The<text:s/>order<text:s/>of<text:s/>properties<text:s/>is<text:s/>different<text:s/>for<text:s/>each<text:s/>format:</text:span><text:span text:style-name="T7_5"><text:line-break/></text:span><text:span text:style-name="T7_6"><text:line-break/></text:span><text:span text:style-name="T7_7">Pipe-delimited<text:s/>files</text:span><text:span text:style-name="T7_8"><text:line-break/></text:span><text:span text:style-name="T7_9">Last<text:s/>Name,<text:s/>First<text:s/>Name,<text:s/>MiddleInitial,<text:s/>Gender,<text:s/>Favorite<text:s/>Color,<text:s/>Date<text:s/>Of<text:s/>Birth</text:span><text:span text:style-name="T7_10"><text:line-break/></text:span><text:span text:style-name="T7_11"><text:line-break/></text:span><text:span text:style-name="T7_12">Space-delimited<text:s/>files</text:span><text:span text:style-name="T7_13"><text:line-break/></text:span><text:span text:style-name="T7_14">Last<text:s/>Name,<text:s/>First<text:s/>Name,<text:s/>Middle<text:s/>Initial,<text:s/>Gender,<text:s/>Date<text:s/>Of<text:s/>Birth,<text:s/>Favorite<text:s/>Color</text:span><text:span text:style-name="T7_15"><text:line-break/></text:span><text:span text:style-name="T7_16"><text:line-break/></text:span><text:span text:style-name="T7_17">Comma-delimited<text:s/>files</text:span><text:span text:style-name="T7_18"><text:line-break/></text:span><text:span text:style-name="T7_19">Last<text:s/>Name,<text:s/>First<text:s/>Name,<text:s/>Gender,<text:s/>Favorite<text:s/>Color,<text:s/>Date<text:s/>Of<text:s/>Birth</text:span><text:span text:style-name="T7_20"><text:s/></text:span></text:p>
      <text:h text:style-name="P8" text:outline-level="3"><text:span text:style-name="T8_1">Output<text:s/>Format<text:s/></text:span></text:h>
      <text:p text:style-name="P9"><text:span text:style-name="T9_1">When<text:s/>your<text:s/>program<text:s/>is<text:s/>run<text:s/>using<text:s/>the<text:s/>supplied<text:s/>person<text:s/>input<text:s/>files,<text:s/>it<text:s/>should<text:s/>produce<text:s/>output<text:s/>that<text:s/>matches<text:s/>the<text:s/>file<text:s/>"model_output.txt",<text:s/>which<text:s/>is<text:s/>also<text:s/>include<text:s/>in<text:s/>the<text:s/>codetest_files.zip<text:s/>archive.</text:span><text:span text:style-name="T9_2"><text:line-break/></text:span><text:span text:style-name="T9_3"><text:line-break/></text:span><text:span text:style-name="T9_4">Person<text:s/>records<text:s/>should<text:s/>be<text:s/>printed<text:s/>with<text:s/>their<text:s/>properties<text:s/>in<text:s/>the<text:s/>following<text:s/>order:<text:s/>Last<text:s/>Name,<text:s/>First<text:s/>Name,<text:s/>Gender,<text:s/>Date<text:s/>Of<text:s/>Birth,<text:s/>Favorite<text:s/>Color.</text:span><text:span text:style-name="T9_5"><text:line-break/></text:span><text:span text:style-name="T9_6"><text:line-break/></text:span><text:span text:style-name="T9_7">The<text:s/>merged<text:s/>list<text:s/>should<text:s/>be<text:s/>printed<text:s/>3<text:s/>times:</text:span><text:span text:style-name="T9_8"><text:line-break/></text:span><text:span text:style-name="T9_9"><text:line-break/></text:span><text:span text:style-name="T9_10">  <text:s/>1.<text:s/>by<text:s/>Gender<text:s/>(Female<text:s/>before<text:s/>Male),<text:s/>then<text:s/>Last<text:s/>Name<text:s/>ascending.</text:span><text:span text:style-name="T9_11"><text:line-break/></text:span><text:span text:style-name="T9_12">  <text:s/>2.<text:s/>by<text:s/>Date,<text:s/>ascending.</text:span><text:span text:style-name="T9_13"><text:line-break/></text:span><text:span text:style-name="T9_14">  <text:s/>3.<text:s/>by<text:s/>Last<text:s/>Name,<text:s/>descending.</text:span><text:span text:style-name="T9_15"><text:s/></text:span></text:p>
      <text:h text:style-name="P10" text:outline-level="3"><text:span text:style-name="T10_1">What<text:s/>to<text:s/>submit<text:s/></text:span></text:h>
      <text:p text:style-name="P11"><text:span text:style-name="T11_1">Your<text:s/>files<text:s/>should<text:s/>be<text:s/>sent<text:s/>in<text:s/>a<text:s/>zip<text:s/>archive.<text:s/>Please<text:s/>make<text:s/>sure<text:s/>to<text:s/>include<text:s/>both<text:s/>compiled<text:s/>classes<text:s/>and<text:s/>source<text:s/>files<text:s/>in<text:s/>the<text:s/>archive,<text:s/>along<text:s/>with<text:s/>a<text:s/>README<text:s/>file<text:s/>that<text:s/>describes<text:s/>how<text:s/>to<text:s/>build<text:s/>it<text:s/>and<text:s/>how<text:s/>to<text:s/>run<text:s/>it.<text:s/>If<text:s/>you<text:s/>use<text:s/>Ant<text:s/>to<text:s/>build<text:s/>your<text:s/>project,<text:s/>please<text:s/>include<text:s/>the<text:s/>build<text:s/>file.<text:s/>If<text:s/>you<text:s/>are<text:s/>including<text:s/>JUnit<text:s/>tests,<text:s/>please<text:s/>include<text:s/>the<text:s/>JUnit<text:s/>jar<text:s/>file<text:s/>in<text:s/>the<text:s/>archive.<text:s/>Please<text:s/>do<text:s/>no<text:s/>include<text:s/>any<text:s/>".bat"<text:s/>files<text:s/>as<text:s/>our<text:s/>mail<text:s/>filters<text:s/>tend<text:s/>to<text:s/>think<text:s/>that<text:s/>these<text:s/>are<text:s/>viruses.</text:span><text:span text:style-name="T11_2"><text:line-break/></text:span><text:span text:style-name="T11_3"><text:line-break/></text:span><text:span text:style-name="T11_4">Send<text:s/>your<text:s/>solution<text:s/>to<text:s/>Caitlin<text:s/>Merrell<text:s/>at<text:s/>cmerrell@cyrusinnovation.com.</text:span><text:span text:style-name="T11_5"><text:line-break/></text:span><text:span text:style-name="T11_6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style:font-name="Verdana" fo:font-size="10pt" style:font-name-asian="Verdana" style:font-size-asian="12pt" style:font-name-complex="Verdana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style:font-name="Verdana" fo:font-size="18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style:font-name="Verdana" fo:font-size="12pt" style:font-name-asian="Verdana" style:font-size-asian="13pt" style:font-name-complex="Verdana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style:font-name="Verdana" fo:font-size="10pt" style:font-name-asian="Verdana" style:font-size-asian="14pt" style:font-name-complex="Verdana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style:font-name="Verdana" fo:font-size="8pt" style:font-name-asian="Verdana" style:font-size-asian="13pt" style:font-name-complex="Verdana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style:font-name="Verdana" fo:font-size="8pt" style:font-name-asian="Verdana" style:font-size-asian="11pt" style:font-name-complex="Verdana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3.3.0.0</meta:generator>
    <dc:title>Master List of People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